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ceptions in details, comment and lots of examples</text:p>
      <text:p text:style-name="Text_20_body">Sure, I'd be happy to provide more detailed information on exceptions, along with examples and comments.</text:p>
      <text:p text:style-name="Text_20_body">Exceptions are events that occur during the execution of a program that disrupt the normal flow of instructions. They are used to signal that something exceptional has occurred, such as a run-time error, and to transfer control to the appropriate exception handling code.</text:p>
      <text:p text:style-name="Text_20_body">Java provides a built-in mechanism for handling exceptions through the use of the try-catch-finally construct. The try block contains the code that might throw an exception. The catch block contains the code that will handle the exception if it occurs. The finally block contains the code that will be executed regardless of whether an exception occurs or not.</text:p>
      <text:p text:style-name="Text_20_body">Here is an example of a try-catch block:</text:p>
      <text:p text:style-name="Preformatted_20_Text"><text:span text:style-name="Source_20_Text">try {</text:span></text:p>
      <text:p text:style-name="Preformatted_20_Text"><text:span text:style-name="Source_20_Text"><text:s text:c="4"/>int result = divide(10, 0);</text:span></text:p>
      <text:p text:style-name="Preformatted_20_Text"><text:span text:style-name="Source_20_Text"><text:s text:c="4"/>System.out.println(result);</text:span></text:p>
      <text:p text:style-name="Preformatted_20_Text"><text:span text:style-name="Source_20_Text">} catch (ArithmeticException e) {</text:span></text:p>
      <text:p text:style-name="Preformatted_20_Text"><text:span text:style-name="Source_20_Text"><text:s text:c="4"/>System.out.println("Cannot divide by zero");</text:span></text:p>
      <text:p text:style-name="P1"><text:span text:style-name="Source_20_Text">}</text:span></text:p>
      <text:p text:style-name="Text_20_body">In this example, the try block contains the code that calls the divide method, which might throw an ArithmeticException if the denominator is zero. The catch block catches the exception and prints a message.</text:p>
      <text:p text:style-name="Text_20_body">Java provides several built-in exception classes that you can use to handle different types of errors, such as IOException, IllegalArgumentException, and NullPointerException. These exception classes are defined in the java.lang package.</text:p>
      <text:p text:style-name="Text_20_body">You can also create your own exception classes to handle specific types of errors in your application. For example, here is an example of a custom exception class:</text:p>
      <text:p text:style-name="Preformatted_20_Text"><text:span text:style-name="Source_20_Text">class InvalidInputException extends Exception {</text:span></text:p>
      <text:p text:style-name="P1"><text:span text:style-name="Source_20_Text"><text:s text:c="4"/>public InvalidInputException(String</text:span><draw:frame draw:style-name="fr1" draw:name="Image2" text:anchor-type="char" svg:x="0in" svg:width="0.0161in" svg:height="0.0161in" draw:z-index="0"><draw:image xlink:href="https://chat.openai.com/_next/image?url=https%3A%2F%2Flh3.googleusercontent.com%2Fa%2FAEdFTp711pgcCUSnH3w0bP14tiD1d4E_z50VsTveIbbz%3Ds96-c&amp;w=64&amp;q=75" xlink:type="simple" xlink:show="embed" xlink:actuate="onLoad"/><svg:title>Sakalans Now</svg:title></draw:frame></text:p>
      <text:p text:style-name="Text_20_body">message) { super(message); } }</text:p>
      <text:p text:style-name="P1"><text:span text:style-name="Source_20_Text">This custom exception class is defined as a subclass of the built-in Exception class, and it takes a message as a parameter in the constructor. This exception class can be used to handle invalid input errors in your application.</text:span></text:p>
      <text:p text:style-name="Text_20_body">class MyProgram { public void processInput(String input) throws InvalidInputException { if(input.length() == 0) { throw new InvalidInputException("Input cannot be empty"); } // process input } }</text:p>
      <text:p text:style-name="P1"><text:span text:style-name="Source_20_Text">You can also use multiple catch blocks to handle different types of exceptions. For example:</text:span></text:p>
      <text:p text:style-name="Text_20_body">try { int result = divide(10, 0); System.out.println(result); } catch (ArithmeticException e) { System.out.println("Cannot divide by zero"); } catch (NumberFormatException e) { System.out.println("Invalid number format"); }</text:p>
      <text:p text:style-name="Preformatted_20_Text"><text:span text:style-name="Source_20_Text">In this example, the try block contains the code that calls the divide method, which might throw an ArithmeticException or a NumberFormatException. The first </text:span><text:soft-page-break/><text:span text:style-name="Source_20_Text">catch block catches the ArithmeticException and the second catch block catches the NumberFormatException.</text:span></text:p>
      <text:p text:style-name="Preformatted_20_Text"/>
      <text:p text:style-name="P1"><text:span text:style-name="Source_20_Text">You can also use a catch block with a general exception class, such as Exception, to catch any type of exception. However, it is generally recommended to catch specific exception types, as it allows you to handle each exception type differently.</text:span></text:p>
      <text:p text:style-name="Text_20_body">try { int result = divide(10, 0); System.out.println(result); } catch (Exception e) { System.out.println("An error occurred: " + e.getMessage()); }</text:p>
      <text:p text:style-name="Preformatted_20_Text"/>
      <text:p text:style-name="Preformatted_20_Text"><text:span text:style-name="Source_20_Text">It is worth noting that if an exception is not caught by a catch block, it will be propagated to the next higher level of the call stack, where it can be caught by another catch block or propagate further until it reaches the main method. If the exception is not caught at any point, the program will terminate.</text:span></text:p>
      <text:p text:style-name="Preformatted_20_Text"/>
      <text:p text:style-name="P1"><text:span text:style-name="Source_20_Text">In summary, exceptions are a mechanism for handling errors and exceptional conditions in Java. The try-catch-finally construct provides a way to handle exceptions, the built-in exception classes can be used to handle different types of errors and you can also create your own exception classes to handle specific types of errors in your application. It's also important to catch specific exception types rather than general exception clas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5:28:44.958659003</meta:creation-date>
    <dc:date>2023-01-14T15:29:19.222522569</dc:date>
    <meta:editing-duration>PT34S</meta:editing-duration>
    <meta:editing-cycles>1</meta:editing-cycles>
    <meta:document-statistic meta:table-count="0" meta:image-count="1" meta:object-count="0" meta:page-count="2" meta:paragraph-count="26" meta:word-count="586" meta:character-count="3841" meta:non-whitespace-character-count="3265"/>
    <meta:generator>LibreOffice/7.4.2.3$Linux_X86_64 LibreOffice_project/40$Build-3</meta:generator>
  </office:meta>
</office:document-meta>
</file>